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6pt" style:font-size-asian="16pt" style:font-size-complex="16pt"/>
    </style:style>
    <style:style style:name="P3" style:family="paragraph" style:parent-style-name="Standard" style:list-style-name="L1">
      <style:text-properties fo:font-size="16pt" fo:font-weight="bold" style:font-size-asian="16pt" style:font-weight-asian="bold" style:font-size-complex="16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list-style-name="L2">
      <style:text-properties fo:font-size="12pt" style:font-size-asian="12pt" style:font-size-complex="12pt"/>
    </style:style>
    <style:style style:name="P6" style:family="paragraph" style:parent-style-name="Standard" style:list-style-name="L1">
      <style:text-properties fo:font-size="14pt" style:font-size-asian="14pt" style:font-size-complex="14pt"/>
    </style:style>
    <style:style style:name="P7" style:family="paragraph" style:parent-style-name="Standard" style:list-style-name="L1">
      <style:text-properties fo:font-size="14pt" fo:font-weight="normal" style:font-size-asian="14pt" style:font-weight-asian="normal" style:font-size-complex="14pt" style:font-weight-complex="normal"/>
    </style:style>
    <style:style style:name="T1"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94276861836668789" text:style-name="L1">
        <text:list-item>
          <text:p text:style-name="P3">SPECIFICA DEL PROBLEMA</text:p>
        </text:list-item>
      </text:list>
      <text:p text:style-name="P1">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P1"/>
      <text:list xml:id="list38556884" text:continue-numbering="true" text:style-name="L1">
        <text:list-item>
          <text:list>
            <text:list-item>
              <text:p text:style-name="P7">Regole</text:p>
            </text:list-item>
          </text:list>
        </text:list-item>
      </text:list>
      <text:p text:style-name="P1">Il gioco si basa su queste semplici regole:</text:p>
      <text:list xml:id="list1473566335042392873" text:style-name="L2">
        <text:list-item>
          <text:p text:style-name="P5">La pallina parte da una velocità bassa e accelera rapidamente fino alla sua velocità massima.</text:p>
        </text:list-item>
        <text:list-item>
          <text:p text:style-name="P5">La pallina cambia la propria direzione (ma non la propria velocità) ad ogni impatto con blocchi, limite destro, sinistro e superiore della schermada di gioco, e racchetta;</text:p>
        </text:list-item>
        <text:list-item>
          <text:p text:style-name="P5">Se la pallina impatta con la parte inferiore della schermata di gioco, l'utente che sta giocando perde una vita;</text:p>
        </text:list-item>
        <text:list-item>
          <text:p text:style-name="P5">L'utente ha a disposizione 3 vite ogni volta che inizia una nuova partita;</text:p>
        </text:list-item>
        <text:list-item>
          <text:p text:style-name="P5">Il punteggio totalizzato dall'utente è pari ad un'unità per ogni impatto della pallina con i blocchi spaccati(che quindi sono stati portati a zero di vita);</text:p>
        </text:list-item>
        <text:list-item>
          <text:p text:style-name="P5">La racchetta ha una modalità di impatto particolare che permette all'utente che sta giocando di indirizzare la pallina dove preferisce, senza cambiarne la velocità totale;</text:p>
        </text:list-item>
        <text:list-item>
          <text:p text:style-name="P5">Il gioco finisce quando l'utente arriva a zero di vita, oppure spacca ogni blocco presente;</text:p>
        </text:list-item>
        <text:list-item>
          <text:p text:style-name="P5">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P1"/>
      <text:p text:style-name="P1">Durante il gioco si potrà mettere in pausa premendo un tasto designato (start), uscire con un tasto designato(ESC), e muovere la racchetta grazie al fatto che questa seguirà il mou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list xml:id="list38541378" text:continue-list="list38556884" text:style-name="L1">
        <text:list-item>
          <text:p text:style-name="P3"><text:soft-page-break/>SPECIFICA DEI REQUISITI:</text:p>
        </text:list-item>
      </text:list>
      <text:p text:style-name="Text_20_body"><text:span text:style-name="T1">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span></text:p>
      <text:list xml:id="list38565583" text:continue-numbering="true" text:style-name="L1">
        <text:list-item>
          <text:list>
            <text:list-item>
              <text:p text:style-name="P6">Diagramma dei casi d'uso</text:p>
            </text:list-item>
          </text:list>
        </text:list-item>
      </text:list>
      <text:p text:style-name="Text_20_body"><text:span text:style-name="T1">&lt;&lt;INSERIRE DIAGRAMMA&gt;&gt;</text:span></text:p>
      <text:list xml:id="list38542941" text:continue-numbering="true" text:style-name="L1">
        <text:list-item>
          <text:list>
            <text:list-item>
              <text:p text:style-name="P6">Relazioni e descrizione dei casi d'uso</text:p>
            </text:list-item>
          </text:list>
        </text:list-item>
      </text:list>
      <text:p text:style-name="Text_20_body"><text:span text:style-name="T1">Si mostreranno di seguito le relazioni dei casi d'uso individuati.</text:span></text:p>
      <text:p text:style-name="Text_20_body"><text:span text:style-name="T1">Il giocatore visualizza il menù con il solo pulsante di start:</text:span></text:p>
      <text:p text:style-name="Text_20_body"><text:span text:style-name="T1">possibilità: chiude il gioco, opp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9M49S</meta:editing-duration>
    <meta:editing-cycles>4</meta:editing-cycles>
    <meta:generator>OpenOffice/4.1.2$Win32 OpenOffice.org_project/412m3$Build-9782</meta:generator>
    <dc:date>2016-05-23T18:37:55.65</dc:date>
    <dc:creator>Francesco Belacca</dc:creator>
    <meta:document-statistic meta:table-count="0" meta:image-count="0" meta:object-count="0" meta:page-count="2" meta:paragraph-count="21" meta:word-count="446" meta:character-count="2737"/>
    <meta:user-defined meta:name="Info 1"/>
    <meta:user-defined meta:name="Info 2"/>
    <meta:user-defined meta:name="Info 3"/>
    <meta:user-defined meta:name="Info 4"/>
  </office:meta>
</office:document-meta>
</file>